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ad0c3" officeooo:paragraph-rsid="000ad0c3"/>
    </style:style>
    <style:style style:name="P2" style:family="paragraph" style:parent-style-name="Text_20_body">
      <style:text-properties officeooo:rsid="000cb88a" officeooo:paragraph-rsid="000cb88a"/>
    </style:style>
    <style:style style:name="P3" style:family="paragraph" style:parent-style-name="Header">
      <style:text-properties officeooo:rsid="00097ae8" officeooo:paragraph-rsid="00097ae8"/>
    </style:style>
    <style:style style:name="P4" style:family="paragraph" style:parent-style-name="Header">
      <style:text-properties officeooo:rsid="000ad0c3" officeooo:paragraph-rsid="000ad0c3"/>
    </style:style>
    <style:style style:name="P5" style:family="paragraph" style:parent-style-name="Title">
      <style:text-properties officeooo:rsid="000ad0c3" officeooo:paragraph-rsid="000ad0c3"/>
    </style:style>
    <style:style style:name="T1" style:family="text">
      <style:text-properties officeooo:rsid="000b00ab"/>
    </style:style>
    <style:style style:name="T2" style:family="text">
      <style:text-properties officeooo:rsid="000cb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design <text:span text:style-name="T2">des Schussystems</text:span></text:p>
      <text:p text:style-name="P1"/>
      <text:p text:style-name="P2">Aufgrund von mehrfach fehlgeschlagenen Versuchen ein projektilbasiertes Schusssystem zu implementieren, wird nun ein neues Design ausgearbeitet, welches auf Hitscanning basi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7ae8" officeooo:paragraph-rsid="00097ae8"/>
    </style:style>
    <style:style style:name="MP2" style:family="paragraph" style:parent-style-name="Header">
      <style:text-properties officeooo:rsid="000ad0c3" officeooo:paragraph-rsid="000ad0c3"/>
    </style:style>
    <style:style style:name="MT1" style:family="text">
      <style:text-properties officeooo:rsid="000b00a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olonaut Studios<text:tab/><text:tab/><text:date style:data-style-name="N37" text:date-value="2016-08-22T14:07:42.899000057" text:fixed="true">22.08.16</text:date></text:p>
        <text:p text:style-name="MP1">Elbeweg 86</text:p>
        <text:p text:style-name="MP1">30851 Langenhagen</text:p>
        <text:p text:style-name="MP1"/>
        <text:p text:style-name="MP2">Projekt IRON WINTER <text:span text:style-name="MT1">[IWCORE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3:09:02.471000000</meta:creation-date>
    <dc:date>2016-08-22T14:37:01.225000000</dc:date>
    <meta:editing-duration>PT1H12M47S</meta:editing-duration>
    <meta:editing-cycles>4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6" meta:word-count="34" meta:character-count="282" meta:non-whitespace-character-count="253"/>
  </office:meta>
</office:document-meta>
</file>